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3"/>
          <table:table-cell table:style-name="ce3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office:value-type="percentage" office:value="0.16">
            <text:p>16%</text:p>
          </table:table-cell>
          <table:table-cell table:style-name="ce3" table:formula="of:=[.P6]+0.01" office:value-type="percentage" office:value="0.26">
            <text:p>26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3" table:formula="of:=[.O7]+0.01" office:value-type="percentage" office:value="0.17">
            <text:p>17%</text:p>
          </table:table-cell>
          <table:table-cell table:style-name="ce3" table:formula="of:=[.P7]+0.01" office:value-type="percentage" office:value="0.27">
            <text:p>27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3" table:formula="of:=[.O8]+0.01" office:value-type="percentage" office:value="0.18">
            <text:p>18%</text:p>
          </table:table-cell>
          <table:table-cell table:style-name="ce3" table:formula="of:=[.P8]+0.01" office:value-type="percentage" office:value="0.28">
            <text:p>28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3" table:formula="of:=[.O9]+0.01" office:value-type="percentage" office:value="0.19">
            <text:p>19%</text:p>
          </table:table-cell>
          <table:table-cell table:style-name="ce3" table:formula="of:=[.P9]+0.01" office:value-type="percentage" office:value="0.29">
            <text:p>29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3" table:formula="of:=[.O10]+0.01" office:value-type="percentage" office:value="0.2">
            <text:p>20%</text:p>
          </table:table-cell>
          <table:table-cell table:style-name="ce3" table:formula="of:=[.P10]+0.01" office:value-type="percentage" office:value="0.3">
            <text:p>3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3" table:formula="of:=[.O11]+0.01" office:value-type="percentage" office:value="0.21">
            <text:p>21%</text:p>
          </table:table-cell>
          <table:table-cell table:style-name="ce3" table:formula="of:=[.P11]+0.01" office:value-type="percentage" office:value="0.31">
            <text:p>31%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3" table:formula="of:=[.O12]+0.01" office:value-type="percentage" office:value="0.22">
            <text:p>22%</text:p>
          </table:table-cell>
          <table:table-cell table:style-name="ce3" table:formula="of:=[.P12]+0.01" office:value-type="percentage" office:value="0.32">
            <text:p>32%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table:style-name="ce3" table:formula="of:=[.O13]+0.01" office:value-type="percentage" office:value="0.23">
            <text:p>23%</text:p>
          </table:table-cell>
          <table:table-cell table:style-name="ce3" table:formula="of:=[.P13]+0.01" office:value-type="percentage" office:value="0.33">
            <text:p>33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3" table:formula="of:=[.O14]+0.01" office:value-type="percentage" office:value="0.24">
            <text:p>24%</text:p>
          </table:table-cell>
          <table:table-cell table:style-name="ce3" table:formula="of:=[.P14]+0.01" office:value-type="percentage" office:value="0.34">
            <text:p>34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3" table:formula="of:=[.O15]+0.01" office:value-type="percentage" office:value="0.25">
            <text:p>25%</text:p>
          </table:table-cell>
          <table:table-cell table:style-name="ce3" table:formula="of:=[.P15]+0.01" office:value-type="percentage" office:value="0.35">
            <text:p>35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3" table:formula="of:=[.O16]+0.01" office:value-type="percentage" office:value="0.26">
            <text:p>26%</text:p>
          </table:table-cell>
          <table:table-cell table:style-name="ce3" table:formula="of:=[.P16]+0.01" office:value-type="percentage" office:value="0.36">
            <text:p>36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3" table:formula="of:=[.O17]+0.01" office:value-type="percentage" office:value="0.27">
            <text:p>27%</text:p>
          </table:table-cell>
          <table:table-cell table:style-name="ce3" table:formula="of:=[.P17]+0.01" office:value-type="percentage" office:value="0.37">
            <text:p>37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3" table:formula="of:=[.O18]+0.01" office:value-type="percentage" office:value="0.28">
            <text:p>28%</text:p>
          </table:table-cell>
          <table:table-cell table:style-name="ce3" table:formula="of:=[.P18]+0.01" office:value-type="percentage" office:value="0.38">
            <text:p>38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3" table:formula="of:=[.O19]+0.01" office:value-type="percentage" office:value="0.29">
            <text:p>29%</text:p>
          </table:table-cell>
          <table:table-cell table:style-name="ce3" table:formula="of:=[.P19]+0.01" office:value-type="percentage" office:value="0.39">
            <text:p>39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3" table:formula="of:=[.O20]+0.01" office:value-type="percentage" office:value="0.3">
            <text:p>30%</text:p>
          </table:table-cell>
          <table:table-cell table:style-name="ce3" table:formula="of:=[.P20]+0.01" office:value-type="percentage" office:value="0.4">
            <text:p>40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3" table:formula="of:=[.O21]+0.01" office:value-type="percentage" office:value="0.31">
            <text:p>31%</text:p>
          </table:table-cell>
          <table:table-cell table:style-name="ce3" table:formula="of:=[.P21]+0.01" office:value-type="percentage" office:value="0.41">
            <text:p>41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3" table:formula="of:=[.O22]+0.01" office:value-type="percentage" office:value="0.32">
            <text:p>32%</text:p>
          </table:table-cell>
          <table:table-cell table:style-name="ce3" table:formula="of:=[.P22]+0.01" office:value-type="percentage" office:value="0.42">
            <text:p>42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3" table:formula="of:=[.O23]+0.01" office:value-type="percentage" office:value="0.33">
            <text:p>33%</text:p>
          </table:table-cell>
          <table:table-cell table:style-name="ce3" table:formula="of:=[.P23]+0.01" office:value-type="percentage" office:value="0.43">
            <text:p>43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3" table:formula="of:=[.O24]+0.01" office:value-type="percentage" office:value="0.34">
            <text:p>34%</text:p>
          </table:table-cell>
          <table:table-cell table:style-name="ce3" table:formula="of:=[.P24]+0.01" office:value-type="percentage" office:value="0.44">
            <text:p>44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3" table:formula="of:=[.O25]+0.01" office:value-type="percentage" office:value="0.35">
            <text:p>35%</text:p>
          </table:table-cell>
          <table:table-cell table:style-name="ce3" table:formula="of:=[.P25]+0.01" office:value-type="percentage" office:value="0.45">
            <text:p>45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3" table:formula="of:=[.O26]+0.01" office:value-type="percentage" office:value="0.36">
            <text:p>36%</text:p>
          </table:table-cell>
          <table:table-cell table:style-name="ce3" table:formula="of:=[.P26]+0.01" office:value-type="percentage" office:value="0.46">
            <text:p>46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3" table:formula="of:=[.O27]+0.01" office:value-type="percentage" office:value="0.37">
            <text:p>37%</text:p>
          </table:table-cell>
          <table:table-cell table:style-name="ce3" table:formula="of:=[.P27]+0.01" office:value-type="percentage" office:value="0.47">
            <text:p>47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3" table:formula="of:=[.O28]+0.01" office:value-type="percentage" office:value="0.38">
            <text:p>38%</text:p>
          </table:table-cell>
          <table:table-cell table:style-name="ce3" table:formula="of:=[.P28]+0.01" office:value-type="percentage" office:value="0.48">
            <text:p>48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3" table:formula="of:=[.O29]+0.01" office:value-type="percentage" office:value="0.39">
            <text:p>39%</text:p>
          </table:table-cell>
          <table:table-cell table:style-name="ce3" table:formula="of:=[.P29]+0.01" office:value-type="percentage" office:value="0.49">
            <text:p>49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3" table:formula="of:=[.O30]+0.01" office:value-type="percentage" office:value="0.4">
            <text:p>40%</text:p>
          </table:table-cell>
          <table:table-cell table:style-name="ce3" table:formula="of:=[.P30]+0.01" office:value-type="percentage" office:value="0.5">
            <text:p>50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3" table:formula="of:=[.O31]+0.01" office:value-type="percentage" office:value="0.41">
            <text:p>41%</text:p>
          </table:table-cell>
          <table:table-cell table:style-name="ce3" table:formula="of:=[.P31]+0.01" office:value-type="percentage" office:value="0.51">
            <text:p>51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3" table:formula="of:=[.O32]+0.01" office:value-type="percentage" office:value="0.42">
            <text:p>42%</text:p>
          </table:table-cell>
          <table:table-cell table:style-name="ce3" table:formula="of:=[.P32]+0.01" office:value-type="percentage" office:value="0.52">
            <text:p>52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3" table:formula="of:=[.O33]+0.01" office:value-type="percentage" office:value="0.43">
            <text:p>43%</text:p>
          </table:table-cell>
          <table:table-cell table:style-name="ce3" table:formula="of:=[.P33]+0.01" office:value-type="percentage" office:value="0.53">
            <text:p>53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3" table:formula="of:=[.O34]+0.01" office:value-type="percentage" office:value="0.44">
            <text:p>44%</text:p>
          </table:table-cell>
          <table:table-cell table:style-name="ce3" table:formula="of:=[.P34]+0.01" office:value-type="percentage" office:value="0.54">
            <text:p>54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3" table:formula="of:=[.O35]+0.01" office:value-type="percentage" office:value="0.45">
            <text:p>45%</text:p>
          </table:table-cell>
          <table:table-cell table:style-name="ce3" table:formula="of:=[.P35]+0.01" office:value-type="percentage" office:value="0.55">
            <text:p>55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3" table:formula="of:=[.O36]+0.01" office:value-type="percentage" office:value="0.46">
            <text:p>46%</text:p>
          </table:table-cell>
          <table:table-cell table:style-name="ce3" table:formula="of:=[.P36]+0.01" office:value-type="percentage" office:value="0.56">
            <text:p>56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3" table:formula="of:=[.O37]+0.01" office:value-type="percentage" office:value="0.47">
            <text:p>47%</text:p>
          </table:table-cell>
          <table:table-cell table:style-name="ce3" table:formula="of:=[.P37]+0.01" office:value-type="percentage" office:value="0.57">
            <text:p>57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3" table:formula="of:=[.O38]+0.01" office:value-type="percentage" office:value="0.48">
            <text:p>48%</text:p>
          </table:table-cell>
          <table:table-cell table:style-name="ce3" table:formula="of:=[.P38]+0.01" office:value-type="percentage" office:value="0.58">
            <text:p>58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3" table:formula="of:=[.O39]+0.01" office:value-type="percentage" office:value="0.49">
            <text:p>49%</text:p>
          </table:table-cell>
          <table:table-cell table:style-name="ce3" table:formula="of:=[.P39]+0.01" office:value-type="percentage" office:value="0.59">
            <text:p>59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3" table:formula="of:=[.O40]+0.01" office:value-type="percentage" office:value="0.5">
            <text:p>50%</text:p>
          </table:table-cell>
          <table:table-cell table:style-name="ce3" table:formula="of:=[.P40]+0.01" office:value-type="percentage" office:value="0.6">
            <text:p>60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3" table:formula="of:=[.O41]+0.01" office:value-type="percentage" office:value="0.51">
            <text:p>51%</text:p>
          </table:table-cell>
          <table:table-cell table:style-name="ce3" table:formula="of:=[.P41]+0.01" office:value-type="percentage" office:value="0.61">
            <text:p>61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3" table:formula="of:=[.O42]+0.01" office:value-type="percentage" office:value="0.52">
            <text:p>52%</text:p>
          </table:table-cell>
          <table:table-cell table:style-name="ce3" table:formula="of:=[.P42]+0.01" office:value-type="percentage" office:value="0.62">
            <text:p>62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3" table:formula="of:=[.O43]+0.01" office:value-type="percentage" office:value="0.53">
            <text:p>53%</text:p>
          </table:table-cell>
          <table:table-cell table:style-name="ce3" table:formula="of:=[.P43]+0.01" office:value-type="percentage" office:value="0.63">
            <text:p>63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3" table:formula="of:=[.O44]+0.01" office:value-type="percentage" office:value="0.54">
            <text:p>54%</text:p>
          </table:table-cell>
          <table:table-cell table:style-name="ce3" table:formula="of:=[.P44]+0.01" office:value-type="percentage" office:value="0.64">
            <text:p>64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3" table:formula="of:=[.O45]+0.01" office:value-type="percentage" office:value="0.55">
            <text:p>55%</text:p>
          </table:table-cell>
          <table:table-cell table:style-name="ce3" table:formula="of:=[.P45]+0.01" office:value-type="percentage" office:value="0.65">
            <text:p>65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3" table:formula="of:=[.O46]+0.01" office:value-type="percentage" office:value="0.56">
            <text:p>56%</text:p>
          </table:table-cell>
          <table:table-cell table:style-name="ce3" table:formula="of:=[.P46]+0.01" office:value-type="percentage" office:value="0.66">
            <text:p>66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3" table:formula="of:=[.O47]+0.01" office:value-type="percentage" office:value="0.57">
            <text:p>57%</text:p>
          </table:table-cell>
          <table:table-cell table:style-name="ce3" table:formula="of:=[.P47]+0.01" office:value-type="percentage" office:value="0.67">
            <text:p>67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3" table:formula="of:=[.O48]+0.01" office:value-type="percentage" office:value="0.58">
            <text:p>58%</text:p>
          </table:table-cell>
          <table:table-cell table:style-name="ce3" table:formula="of:=[.P48]+0.01" office:value-type="percentage" office:value="0.68">
            <text:p>68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23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16T23:27:26</dc:date>
    <dc:creator>Andy </dc:creator>
    <meta:editing-duration>PT06H56M12S</meta:editing-duration>
    <meta:editing-cycles>6</meta:editing-cycles>
    <meta:generator>OpenOffice.org/3.1$Linux OpenOffice.org_project/310m19$Build-9420</meta:generator>
    <meta:document-statistic meta:table-count="3" meta:cell-count="761" meta:object-count="0"/>
  </office:meta>
</office:document-meta>
</file>